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1"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2"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5"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7"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1"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3"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7"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8"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9"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0" style:family="paragraph" style:parent-style-name="Standard">
      <style:paragraph-properties fo:margin-left="0in" fo:text-align="start" style:justify-single-word="false" fo:text-indent="0in" style:auto-text-indent="false"/>
      <style:text-properties officeooo:paragraph-rsid="0244722f"/>
    </style:style>
    <style:style style:name="P431" style:family="paragraph" style:parent-style-name="Standard">
      <style:paragraph-properties fo:text-align="start" style:justify-single-word="false"/>
      <style:text-properties officeooo:rsid="0197b448" officeooo:paragraph-rsid="0197b448"/>
    </style:style>
    <style:style style:name="P43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7"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8"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2"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4"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3"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5"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4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4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3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3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3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3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34" style:family="text">
      <style:text-properties style:font-name="PT Mono" fo:font-size="8pt" fo:font-style="italic" style:font-size-asian="8pt" style:font-style-asian="italic" style:font-size-complex="8pt" style:font-style-complex="italic"/>
    </style:style>
    <style:style style:name="T335" style:family="text">
      <style:text-properties style:font-name="PT Mono" fo:font-size="8pt" style:font-size-asian="8pt" style:font-size-complex="8pt"/>
    </style:style>
    <style:style style:name="T336" style:family="text">
      <style:text-properties style:font-name="PT Mono" fo:font-size="8pt" officeooo:rsid="0252943a" style:font-size-asian="8pt" style:font-size-complex="8pt"/>
    </style:style>
    <style:style style:name="T337" style:family="text">
      <style:text-properties style:font-name="PT Mono" fo:font-size="8pt" officeooo:rsid="025f9a35" style:font-size-asian="8pt" style:font-size-complex="8pt"/>
    </style:style>
    <style:style style:name="T338" style:family="text">
      <style:text-properties style:font-name="PT Mono" fo:font-size="8pt" officeooo:rsid="0263d5aa" style:font-size-asian="8pt" style:font-size-complex="8pt"/>
    </style:style>
    <style:style style:name="T339" style:family="text">
      <style:text-properties style:font-name="PT Mono" fo:font-size="8pt" officeooo:rsid="0277ac53" style:font-size-asian="8pt" style:font-size-complex="8pt"/>
    </style:style>
    <style:style style:name="T340" style:family="text">
      <style:text-properties style:font-name="PT Mono" fo:font-size="8pt" officeooo:rsid="02850af3" style:font-size-asian="8pt" style:font-size-complex="8pt"/>
    </style:style>
    <style:style style:name="T341" style:family="text">
      <style:text-properties style:font-name="PT Mono" fo:font-size="8pt" officeooo:rsid="028d46ce" style:font-size-asian="8pt" style:font-size-complex="8pt"/>
    </style:style>
    <style:style style:name="T342" style:family="text">
      <style:text-properties officeooo:rsid="0196f739"/>
    </style:style>
    <style:style style:name="T343" style:family="text">
      <style:text-properties officeooo:rsid="0197b448"/>
    </style:style>
    <style:style style:name="T344" style:family="text">
      <style:text-properties officeooo:rsid="01984360"/>
    </style:style>
    <style:style style:name="T345" style:family="text">
      <style:text-properties officeooo:rsid="0199a26c"/>
    </style:style>
    <style:style style:name="T346" style:family="text">
      <style:text-properties officeooo:rsid="01a115e3"/>
    </style:style>
    <style:style style:name="T347" style:family="text">
      <style:text-properties officeooo:rsid="01a2e96c"/>
    </style:style>
    <style:style style:name="T348" style:family="text">
      <style:text-properties officeooo:rsid="01cfad6a"/>
    </style:style>
    <style:style style:name="T349" style:family="text">
      <style:text-properties officeooo:rsid="01dba3a1"/>
    </style:style>
    <style:style style:name="T350" style:family="text">
      <style:text-properties officeooo:rsid="01e36506"/>
    </style:style>
    <style:style style:name="T351" style:family="text">
      <style:text-properties officeooo:rsid="01e48d0a"/>
    </style:style>
    <style:style style:name="T352" style:family="text">
      <style:text-properties officeooo:rsid="020714ee"/>
    </style:style>
    <style:style style:name="T353" style:family="text">
      <style:text-properties officeooo:rsid="02363a67"/>
    </style:style>
    <style:style style:name="T354" style:family="text">
      <style:text-properties officeooo:rsid="024327ec"/>
    </style:style>
    <style:style style:name="T355"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5"><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6"><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7"><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7"><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28"><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8"><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28"><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8"><text:span text:style-name="T78"><text:s text:c="3"/></text:span><text:span text:style-name="T84">Hannah said, “Cute little toe beans!”</text:span></text:p>
      <text:p text:style-name="P191"/>
      <text:p text:style-name="P192">. . .</text:p>
      <text:p text:style-name="P192"/>
      <text:p text:style-name="P329"><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29"><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0"><text:span text:style-name="T78">“</text:span><text:span text:style-name="T55">Some cables that have a lifetime </text:span></text:p>
      <text:p text:style-name="P359">guarantee. We shall see if this </text:p>
      <text:p text:style-name="P359">helps with my guitar being crackly.</text:p>
      <text:p text:style-name="P359"/>
      <text:p text:style-name="P359"><text:soft-page-break/>I think it might also be that my </text:p>
      <text:p text:style-name="P359">guitar needs some attention</text:p>
      <text:p text:style-name="P359"/>
      <text:p text:style-name="P362">A wise friend once told me not to save all the routine maintenance for the end</text:p>
      <text:p text:style-name="P362"/>
      <text:p text:style-name="P385"><text:span text:style-name="T125">I'm glad y'all figured out that you knew each other and be</text:span><text:span text:style-name="T127">t</text:span><text:span text:style-name="T125"> that was fun</text:span></text:p>
      <text:p text:style-name="P360"/>
      <text:p text:style-name="P359">It was definitely better than </text:p>
      <text:p text:style-name="P359">being hassled by the guitar </text:p>
      <text:p text:style-name="P359">Center people. A friendly </text:p>
      <text:p text:style-name="P359">face is nice.</text:p>
      <text:p text:style-name="P363">Oh and I was just reading about the day I met him in my journal</text:p>
      <text:p text:style-name="P361">Did something happen </text:p>
      <text:p text:style-name="P361">when you met him?</text:p>
      <text:p text:style-name="P362">All I wrote was, "I had the best time playing on the bus w/ Wyndham."</text:p>
      <text:p text:style-name="P360">Awwww!!!</text:p>
      <text:p text:style-name="P360">A meet cute!</text:p>
      <text:p text:style-name="P364">see i tell ya he's a charmer</text:p>
      <text:p text:style-name="P360"/>
      <text:p text:style-name="P360">I still don't know why but that's cool!</text:p>
      <text:p text:style-name="P360"/>
      <text:p text:style-name="P362">Oh I just like him. He's fun to play music with especially. Whatcha gonna do now?”</text:p>
      <text:p text:style-name="P362"/>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6"/>
      <text:p text:style-name="P331">VII.XV</text:p>
      <text:p text:style-name="P407"/>
      <text:p text:style-name="P407">I slept in the far corner of my bed again and had had a Stephen King movie dream about an Ingles that was stealing things (including my car and drums) and running a secret manufacturing industry with the goods.</text:p>
      <text:p text:style-name="P40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8">/ / /</text:p>
      <text:p text:style-name="P409">. . .</text:p>
      <text:p text:style-name="P410"/>
      <text:p text:style-name="P411">I printed three pages of journals, put on my shoes &amp; hat, grabbed my bag, which already had my cup, then put my phone, wallet and journal inside. There was a pen in there already, too.</text:p>
      <text:p text:style-name="P411"><text:s text:c="3"/>I walked up to Kota Kai, ordered a drip Sumatra and read three days’ worth of entries, then started to write until 12:46. Gary Reckard sent me a DM saying, “hey, how ‘into’ a canoe/camping trip would you ‘be’?”</text:p>
      <text:p text:style-name="P332"><text:span text:style-name="T125">“</text:span><text:span text:style-name="T55">Pretty into I think!</text:span></text:p>
      <text:p text:style-name="P365">was thinking of trying to do </text:p>
      <text:p text:style-name="P365">soemthing like that, like Aug </text:p>
      <text:p text:style-name="P365">17-19, maybe Fontana, canoe </text:p>
      <text:p text:style-name="P365">out to an island camping spot</text:p>
      <text:p text:style-name="P365"/>
      <text:p text:style-name="P366">I happen to currently </text:p>
      <text:p text:style-name="P332"><text:span text:style-name="T55">have those days free!</text:span><text:span text:style-name="T125">”</text:span></text:p>
      <text:p text:style-name="P412"/>
      <text:p text:style-name="P333"><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1"><text:s text:c="3"/>To sum things up, it is a dreary day and I am unbothered. . .I walked to Orbit and bought a tape for cats + a Cameron Diaz movie. They had The Shining as well, which I was excited about, especially after my dream, but not for ten bucks.</text:p>
      <text:p text:style-name="P333"><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1"><text:s text:c="3"/>She pointed at my coffee cup and I said I had been catching up on journal entries at Kota Kai, then told her about how I had just finished transcribing 2022. she was impressed and said, “Was that a hard year?”</text:p>
      <text:p text:style-name="P411"><text:s text:c="3"/>I didn’t want to bother her, so I said I was going to continue on, but warned her I might get a coffee on my way back. I sat in front of the library and wrote in my journal until 1:21.</text:p>
      <text:p text:style-name="P411"/>
      <text:p text:style-name="P413">. . .</text:p>
      <text:p text:style-name="P411"/>
      <text:p text:style-name="P414">I stopped in the shade at Izzy’s, checked my phone and saw that Melissa was good with an earlier Pony practice, so I updated my calendar and kept walking.</text:p>
      <text:p text:style-name="P334"><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4"><text:s text:c="3"/>I walked to Aldi, bought grapes, bananas and two cans of peas for $5.77, then walked slowly back toward Odd’s. Hannah &amp; Sandra were still at their table by the window, so I went inside to find them gesturing at me, saying, “Like this guy.”</text:p>
      <text:p text:style-name="P414"><text:s text:c="3"/>Sandra said, “I would never!”</text:p>
      <text:p text:style-name="P414"><text:s text:c="3"/>“What about me?”</text:p>
      <text:p text:style-name="P334"><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5"/>
      <text:p text:style-name="P41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5"><text:span text:style-name="T125"><text:s text:c="3"/>Hannah said </text:span><text:span text:style-name="T135">cutely</text:span><text:span text:style-name="T125">, “Whatcha doin’?”</text:span></text:p>
      <text:p text:style-name="P416"><text:s text:c="3"/>“Getting a little more espresso!”</text:p>
      <text:p text:style-name="P41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5"><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6"/>
      <text:p text:style-name="P418"/>
      <text:p text:style-name="P418">/ / /</text:p>
      <text:p text:style-name="P417"/>
      <text:p text:style-name="P418">. . .</text:p>
      <text:p text:style-name="P416"/>
      <text:p text:style-name="P419">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9"><text:s text:c="3"/>I texted Hannah, warning her of the incoming text and my lack of availability. She said, “I can't! Too much”</text:p>
      <text:p text:style-name="P41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9"><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9"/>
      <text:p text:style-name="P336"/>
      <text:p text:style-name="P336"/>
      <text:p text:style-name="P336"/>
      <text:p text:style-name="P336"/>
      <text:p text:style-name="P336"/>
      <text:p text:style-name="P337">V.XVI</text:p>
      <text:p text:style-name="P420"/>
      <text:p text:style-name="P420">I woke at nine to the sound of the garbage truck, played Wordle (DECOY in four,) scrolled on my phone, took a swig of Coke from the fridge and wrote in my journal at 9:43.</text:p>
      <text:p text:style-name="P420"/>
      <text:p text:style-name="P42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8"><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8"><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2"/>
      <text:p text:style-name="P339"><text:span text:style-name="T138">H</text:span><text:span text:style-name="T125">ere’s me trying to make sense of things since Hannah got home from tour:</text:span></text:p>
      <text:p text:style-name="P423"><text:s text:c="3"/>Tuesday, we talked about going for a walk. It turned into eating pizza at the LaZoom photo shoot, going on the fake tour, taking a walk, going to Harris Teeter, dropping me off at my house so I could return her book.</text:p>
      <text:p text:style-name="P423"><text:s text:c="3"/>We sent lots of reels on Wednesday and went on separate hikes.</text:p>
      <text:p text:style-name="P423"><text:s text:c="3"/>Thursday, I met her for lunch downtown. I also took her to the Smingles before they closed.</text:p>
      <text:p text:style-name="P423"><text:s text:c="3"/>Friday, I took her to get her car. I met her at her show that night and she gave me a ride to the west side.</text:p>
      <text:p text:style-name="P339"><text:span text:style-name="T125"><text:s text:c="3"/>Saturday, </text:span><text:span text:style-name="T139">we texted a little at night.</text:span></text:p>
      <text:p text:style-name="P424"><text:s text:c="3"/>Sunday was the Charming Wyndham remark.</text:p>
      <text:p text:style-name="P424"><text:soft-page-break/><text:s text:c="3"/>Monday, I ran into her at Odd’s.</text:p>
      <text:p text:style-name="P339"><text:span text:style-name="T139"><text:s text:c="3"/>It is now Tuesday, and I have felt the need to not reach out. </text:span><text:span text:style-name="T140">I think she’s just stressed/depressed. </text:span><text:span text:style-name="T142">I bet she’s also working.</text:span></text:p>
      <text:p text:style-name="P425"/>
      <text:p text:style-name="P426">. . .</text:p>
      <text:p text:style-name="P426"/>
      <text:p text:style-name="P340"><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0"><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7"/>
      <text:p text:style-name="P42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0"><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0"><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67">Hi my name is</text:p>
      <text:p text:style-name="P367">Donna L. Rumsey</text:p>
      <text:p text:style-name="P367">THE PLANT. My</text:p>
      <text:p text:style-name="P367">Son come and see</text:p>
      <text:p text:style-name="P367">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8">Have you listened to the new </text:p>
      <text:p text:style-name="P368">Honeycutters album all the </text:p>
      <text:p text:style-name="P368">way through? It's intense!</text:p>
      <text:p text:style-name="P370">Not in its final form!</text:p>
      <text:p text:style-name="P370">Kevin was showing me</text:p>
      <text:p text:style-name="P370">everything as they were</text:p>
      <text:p text:style-name="P370">putting it together.</text:p>
      <text:p text:style-name="P370">The words "Good grief"</text:p>
      <text:p text:style-name="P370">come to mind</text:p>
      <text:p text:style-name="P369">Yeah. A lot of grief.</text:p>
      <text:p text:style-name="P386"><text:span text:style-name="T125"/></text:p>
      <text:p text:style-name="P368">A couple of times when they </text:p>
      <text:p text:style-name="P368">got done playing on this </text:p>
      <text:p text:style-name="P368">tour, they would come back </text:p>
      <text:p text:style-name="P368">to the green room and be </text:p>
      <text:p text:style-name="P368">really somber and I couldn't </text:p>
      <text:p text:style-name="P368">figure out why</text:p>
      <text:p text:style-name="P369">This definitely explains it</text:p>
      <text:p text:style-name="P368">I mean, they still joked </text:p>
      <text:p text:style-name="P368">around. But it's the kind </text:p>
      <text:p text:style-name="P368">of joking that you do at a </text:p>
      <text:p text:style-name="P368">funeral.</text:p>
      <text:p text:style-name="P368">It also makes me think that </text:p>
      <text:p text:style-name="P368"><text:soft-page-break/>Scott must be good at holding </text:p>
      <text:p text:style-name="P368">space for hard emotions </text:p>
      <text:p text:style-name="P368">in the studio </text:p>
      <text:p text:style-name="P370">I'm glad they have each other.</text:p>
      <text:p text:style-name="P370"><text:s/>That's too much pain for any</text:p>
      <text:p text:style-name="P370"><text:s/>one person to transmute, let</text:p>
      <text:p text:style-name="P370"><text:s/>alone perform. They took</text:p>
      <text:p text:style-name="P370"><text:s/>their lives and held</text:p>
      <text:p text:style-name="P370"><text:s/>themselves accountable for</text:p>
      <text:p text:style-name="P370"><text:s/>turning it into the truest</text:p>
      <text:p text:style-name="P370"><text:s/>kind of art that can be made,</text:p>
      <text:p text:style-name="P370"><text:s/>and now they have the</text:p>
      <text:p text:style-name="P370"><text:s/>responsibility of regularly</text:p>
      <text:p text:style-name="P370"><text:s/>letting people in on a version</text:p>
      <text:p text:style-name="P370"><text:s/>of that that is real enough</text:p>
      <text:p text:style-name="P370"><text:s/>to share and feel</text:p>
      <text:p text:style-name="P386"><text:span text:style-name="T125"/></text:p>
      <text:p text:style-name="P370">Yeah I was thinking last</text:p>
      <text:p text:style-name="P370"><text:s/>night about Scott is so</text:p>
      <text:p text:style-name="P370"><text:s/>paradoxically one of the</text:p>
      <text:p text:style-name="P370"><text:s/>most serious and mature</text:p>
      <text:p text:style-name="P370"><text:s/>people when it comes to</text:p>
      <text:p text:style-name="P370"><text:s/>creating art but also</text:p>
      <text:p text:style-name="P370"><text:s/>the biggest kid about it</text:p>
      <text:p text:style-name="P368">Wise words</text:p>
      <text:p text:style-name="P368">I'm glad too </text:p>
      <text:p text:style-name="P370">Myrtle and I have been </text:p>
      <text:p text:style-name="P370">having a very reflective </text:p>
      <text:p text:style-name="P370">morning together. </text:p>
      <text:p text:style-name="P370">That bear came back too</text:p>
      <text:p text:style-name="P368">Awww. I love it when my </text:p>
      <text:p text:style-name="P368">cats keep me company </text:p>
      <text:p text:style-name="P368">when I'm journaling </text:p>
      <text:p text:style-name="P369">Did she growl at the bear?</text:p>
      <text:p text:style-name="P386"><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88"><text:span text:style-name="T87"/></text:p>
      <text:p text:style-name="P202">/ / /</text:p>
      <text:p text:style-name="P203"/>
      <text:p text:style-name="P203"/>
      <text:p text:style-name="P203"/>
      <text:p text:style-name="P203"/>
      <text:p text:style-name="P203"/>
      <text:p text:style-name="P203">. . .</text:p>
      <text:p text:style-name="P387"><text:span text:style-name="T87"/></text:p>
      <text:p text:style-name="P3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9"><text:span text:style-name="T78"/></text:p>
      <text:p text:style-name="P3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9"><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9"><text:span text:style-name="T88"/></text:p>
      <text:p text:style-name="P205">What really convinced me to go for it was the idea of moving the black night stand back to under the window because the Chromebook and/or iMac could be placed on top of it and used from the bed.</text:p>
      <text:p text:style-name="P389"><text:soft-page-break/><text:span text:style-name="T88"/></text:p>
      <text:p text:style-name="P391"><text:span text:style-name="T72">V</text:span><text:span text:style-name="T64">II.XXI</text:span></text:p>
      <text:p text:style-name="P391"><text:span text:style-name="T78"/></text:p>
      <text:p text:style-name="P206">I started waking up, and, when I heard Erica coughing, finished rearranging. I downloaded my journal repo, opened 2024 part two, spent a while customizing LibreOffice Writer and wrote at 8:39. </text:p>
      <text:p text:style-name="P391"><text:span text:style-name="T78"/></text:p>
      <text:p text:style-name="P3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1"><text:span text:style-name="T90"/></text:p>
      <text:p text:style-name="P392"><text:span text:style-name="T90">.</text:span><text:span text:style-name="T78"> . .</text:span></text:p>
      <text:p text:style-name="P393"><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42">moved to the couch and </text:span>read through my life since<text:span text:style-name="T342">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43"> . .I listened to a couple River Whyless songs while texting Maddy, Cait and then Scott, saying, </text:span></text:p>
      <text:p text:style-name="P215"><text:s text:c="2"/><text:span text:style-name="T343">"</text:span>no rush at all on the venmis but just checking it didn't get to the wrong Ross Montsinger... that guy's shady!!<text:span text:style-name="T343">"</text:span></text:p>
      <text:p text:style-name="P215"><text:span text:style-name="T343"><text:s text:c="3"/>Scott said, "</text:span>Oh shnap! <text:s/>Totally spaced! <text:s/>To much stoney wall staring!<text:span text:style-name="T343">" with a laugh-cry face, and then, "</text:span>will do now!<text:span text:style-name="T343">"</text:span></text:p>
      <text:p text:style-name="P215"><text:s text:c="3"/>I was excited that he sent me $350. I sent PJ a message saying,</text:p>
      <text:p text:style-name="P431"><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43">Shattering the Hourglass</text:span> while trying to buy the Fillion journal I had been eyeing for weeks, but the purchase inexplicably <text:span text:style-name="T344">failed t</text:span>o <text:span text:style-name="T346">go</text:span> through. I took it as a sign and noticed it was slightly too small anyway, so I looked around for an alternative, possibly locally, until<text:span text:style-name="T344">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46">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4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46">for her,</text:span> a GF medium no-onion <text:span text:style-name="T347">w/ hop water</text:span>.</text:p>
      <text:p text:style-name="P217"><text:s text:c="3"/>I made it back to the park at six on the nose, but the power had not <text:span text:style-name="T347">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45">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4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4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1">How can I see past the shine</text:p>
      <text:p text:style-name="P371">Slide the platform out from underneath</text:p>
      <text:p text:style-name="P371">Catch, hold on, make real</text:p>
      <text:p text:style-name="P371">Like when I loved somebody else</text:p>
      <text:p text:style-name="P371">Chasing their spark</text:p>
      <text:p text:style-name="P371">But making art with you</text:p>
      <text:p text:style-name="P371">Sat over rice, warning how little there was to give</text:p>
      <text:p text:style-name="P371">You could learn to trust me, but it might take years</text:p>
      <text:p text:style-name="P371">Yes, I’m sure I want that</text:p>
      <text:p text:style-name="P371">Five heartbreaks have proven my love unconditional</text:p>
      <text:p text:style-name="P371">So I’m not going anywhere either way</text:p>
      <text:p text:style-name="P371">And you are free to do as you please</text:p>
      <text:p text:style-name="P371">Not just because I love you</text:p>
      <text:p text:style-name="P394"><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2">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2"><text:s text:c="3"/>Hannah &amp; Scott are not above me. They do not hold the keys to my happiness. They open doors to take my creative craftsmanship to new levels, but it is my competance and previous connections that got me to the doorstep.</text:p>
      <text:p text:style-name="P372"><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5"><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49">plays drums on</text:span> the track a year <text:span text:style-name="T348">earlier </text:span><text:span text:style-name="T349">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50">The Ross docket includes Wordle, Aldi, Izzy’s, journal edits, bath, shave, </text:span><text:span text:style-name="T351">make journal, clean kitchen, </text:span><text:span text:style-name="T350">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52">H</text:span><text:span text:style-name="T224">: My mom is buzzing because she had so much fun with you guys</text:span></text:p>
      <text:p text:style-name="P157"><text:span text:style-name="T352">M</text:span><text:span text:style-name="T224">: I love her!</text:span></text:p>
      <text:p text:style-name="P156"><text:span text:style-name="T352">H</text:span><text:span text:style-name="T224">: She's pretty great imo</text:span></text:p>
      <text:p text:style-name="P156"><text:span text:style-name="T352">R</text:span><text:span text:style-name="T224">: Fun squad, lfg, I'm buzzin too</text:span></text:p>
      <text:p text:style-name="P268"><text:tab/>And it ain't the decaf</text:p>
      <text:p text:style-name="P156"><text:span text:style-name="T352">M</text:span><text:span text:style-name="T224">: I heard we're going bowling next?</text:span></text:p>
      <text:p text:style-name="P156"><text:span text:style-name="T352">R</text:span><text:span text:style-name="T224">: I look ready bc I am</text:span></text:p>
      <text:p text:style-name="P156"><text:span text:style-name="T352">H</text:span><text:span text:style-name="T224">: The decaf was pretty great but I'm just so happy <text:tab/>to hang out with y'all!</text:span></text:p>
      <text:p text:style-name="P158">M<text:span text:style-name="T125">: Yeeeeeee</text:span></text:p>
      <text:p text:style-name="P156"><text:span text:style-name="T352">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8">.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9"><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1"><text:soft-page-break/><text:span text:style-name="T64">VIII.II</text:span></text:p>
      <text:p text:style-name="P342"><text:span text:style-name="T78"/></text:p>
      <text:p text:style-name="P342"><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2"><text:span text:style-name="T95"><text:s text:c="3"/>Dulce was feeling bad and Kev was down to delay, but no decision came until Kev </text:span><text:span text:style-name="T99">prodded</text:span><text:span text:style-name="T95"> at 9:51. “What's the word from the herd?” he said.</text:span></text:p>
      <text:p text:style-name="P342"><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2"><text:span text:style-name="T95"/></text:p>
      <text:p text:style-name="P272">. . .</text:p>
      <text:p text:style-name="P343"><text:span text:style-name="T95"/></text:p>
      <text:p text:style-name="P344"><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4"><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4"><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4"><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5"><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5"><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5"><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4"><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6"><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6"><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6"><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4"><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4"><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4"><text:span text:style-name="T98"/></text:p>
      <text:p text:style-name="P344"><text:span text:style-name="T98"/></text:p>
      <text:p text:style-name="P347"><text:soft-page-break/><text:span text:style-name="T73">V</text:span><text:span text:style-name="T64">III.III</text:span></text:p>
      <text:p text:style-name="P347"><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7"><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7"><text:span text:style-name="T101"/></text:p>
      <text:p text:style-name="P348"><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48"><text:span text:style-name="T102"/></text:p>
      <text:p text:style-name="P277">. . .</text:p>
      <text:p text:style-name="P348"><text:span text:style-name="T102"/></text:p>
      <text:p text:style-name="P349"><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9"><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9"><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9"><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9"><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9"><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49"><text:span text:style-name="T103"/></text:p>
      <text:p text:style-name="P174">VIII.IV</text:p>
      <text:p text:style-name="P350"><text:span text:style-name="T78"/></text:p>
      <text:p text:style-name="P350"><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1"><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0"><text:span text:style-name="T106"/></text:p>
      <text:p text:style-name="P282">. . .</text:p>
      <text:p text:style-name="P350"><text:span text:style-name="T106"/></text:p>
      <text:p text:style-name="P35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2"><text:span text:style-name="T78"/></text:p>
      <text:p text:style-name="P175">VIII.V</text:p>
      <text:p text:style-name="P353"><text:span text:style-name="T78"/></text:p>
      <text:p text:style-name="P35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3"><text:span text:style-name="T107"/></text:p>
      <text:p text:style-name="P284">. . .</text:p>
      <text:p text:style-name="P353"><text:span text:style-name="T107"/></text:p>
      <text:p text:style-name="P354"><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4"><text:span text:style-name="T78"/></text:p>
      <text:p text:style-name="P354"><text:span text:style-name="T64">Hannah</text:span><text:span text:style-name="T78">: Oh man! Sorry bud that sucks. You had a long <text:tab/>weekend and I'm sure we're all run down <text:tab/>immunity wise! I hope you feel better soon. <text:tab/>Thanks for letting us know. </text:span></text:p>
      <text:p text:style-name="P354"><text:span text:style-name="T78"/></text:p>
      <text:p text:style-name="P354"><text:span text:style-name="T64">Melissa</text:span><text:span text:style-name="T78">: Noooooo Kev!! I'm so sorry, bud. I hope <text:tab/>it goes easy on you - please let us know if <text:tab/>you need anything!!</text:span></text:p>
      <text:p text:style-name="P354"><text:span text:style-name="T78"/></text:p>
      <text:p text:style-name="P354"><text:span text:style-name="T64">Ross</text:span><text:span text:style-name="T78">: Dang ol bud bug! I hope you feel better <text:tab/>IMMEDIATELY </text:span></text:p>
      <text:p text:style-name="P354"><text:span text:style-name="T78"/></text:p>
      <text:p text:style-name="P354"><text:span text:style-name="T64">Becca</text:span><text:span text:style-name="T78">: Damn sorry to hear that. Thanks for the heads <text:tab/>up. Feel better soon!!</text:span></text:p>
      <text:p text:style-name="P354"><text:span text:style-name="T78"/></text:p>
      <text:p text:style-name="P354"><text:span text:style-name="T64">Scott</text:span><text:span text:style-name="T78">: Oh man sorry to hear that kev. I hope your <text:tab/>feel better super soon, <text:s/>let me know if i can <text:tab/>help at all and thanks fir the heads up.</text:span></text:p>
      <text:p text:style-name="P354"><text:span text:style-name="T78"/></text:p>
      <text:p text:style-name="P354"><text:span text:style-name="T64">Hannah</text:span><text:span text:style-name="T78">: I'm sure there were lots of people carrying <text:tab/>it around at the festival. So even if I do <text:tab/>get sick, I ain't giving you credit for it</text:span></text:p>
      <text:p text:style-name="P354"><text:span text:style-name="T78"/></text:p>
      <text:p text:style-name="P354"><text:span text:style-name="T74">Melissa</text:span><text:span text:style-name="T108">: </text:span><text:span text:style-name="T78">Horribly rude virus, 0/10</text:span></text:p>
      <text:p text:style-name="P354"><text:span text:style-name="T78"/></text:p>
      <text:p text:style-name="P354"><text:span text:style-name="T64">Ryan</text:span><text:span text:style-name="T78">: Fuck I'm so sorry bud</text:span></text:p>
      <text:p text:style-name="P354"><text:span text:style-name="T78"/></text:p>
      <text:p text:style-name="P354"><text:soft-page-break/><text:span text:style-name="T64">Clay</text:span><text:span text:style-name="T78">: Becca and I just tested too. Becca negative <text:tab/>but I got positive. Sorry as well guys… Hope <text:tab/>everyone else keeps feeling good</text:span></text:p>
      <text:p text:style-name="P354"><text:span text:style-name="T78"/></text:p>
      <text:p text:style-name="P354"><text:span text:style-name="T64">Jacob</text:span><text:span text:style-name="T78">: Sorry y'all… This sucks. I hope it goes <text:tab/>smoothly. It kicked my ass last time</text:span></text:p>
      <text:p text:style-name="P354"><text:span text:style-name="T78"/></text:p>
      <text:p text:style-name="P355"><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5"><text:span text:style-name="T78"/></text:p>
      <text:p text:style-name="P287">. . .</text:p>
      <text:p text:style-name="P355"><text:span text:style-name="T78"/></text:p>
      <text:p text:style-name="P356"><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6"><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53">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6"><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6"><text:span text:style-name="T78"/></text:p>
      <text:p text:style-name="P289">. . .</text:p>
      <text:p text:style-name="P357"><text:span text:style-name="T78"/></text:p>
      <text:p text:style-name="P358"><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8"><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8"><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398"><text:span text:style-name="T231">Hey, no sweat </text:span><text:span text:style-name="T75">(okay fingers)</text:span><text:span text:style-name="T110"> </text:span><text:span text:style-name="T231">I hope you feel better! I'm having a swell time listening to the Dr. Dog album </text:span></text:p>
      <text:p text:style-name="P373">New music!!?</text:p>
      <text:p text:style-name="P373">Right?</text:p>
      <text:p text:style-name="P376">It came out the day after the red rocks show but I didn't listen to much of it because I came to realize I had heard it all already </text:p>
      <text:p text:style-name="P378">Very much digging it as a whole piece at the moment though... Scott just asked me to house sit from Wednesday to Monday</text:p>
      <text:p text:style-name="P399"><text:span text:style-name="T76">[</text:span><text:span text:style-name="T75">sweat face</text:span><text:span text:style-name="T76">]</text:span></text:p>
      <text:p text:style-name="P373">That's cool!</text:p>
      <text:p text:style-name="P3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4">want to go? Are you in for the evening?</text:p>
      <text:p text:style-name="P397"><text:span text:style-name="T231"/></text:p>
      <text:p text:style-name="P376">Just a little funny because of the short notice and I was excited to have the house to myself starting tonight </text:p>
      <text:p text:style-name="P376">I would love to go for a walk </text:p>
      <text:p text:style-name="P160">(19 minutes later)</text:p>
      <text:p text:style-name="P376">My 'just a little funny' text is about Scott not you !</text:p>
      <text:p text:style-name="P373">Oh yes! I'm sorry I'm justslow</text:p>
      <text:p text:style-name="P373">I like to have space to myself too :-)</text:p>
      <text:p text:style-name="P162">(Hannah loved “I would love to go for a walk”)</text:p>
      <text:p text:style-name="P161">(8:56)</text:p>
      <text:p text:style-name="P375">Okay putting on shoes and my weird high</text:p>
      <text:p text:style-name="P375">visibility vest!</text:p>
      <text:p text:style-name="P375">Is now good for you? I am not packing so I might</text:p>
      <text:p text:style-name="P375">as well go walking!</text:p>
      <text:p text:style-name="P377">Yeah I'll drive on down!</text:p>
      <text:p text:style-name="P396"><text:span text:style-name="T231"/></text:p>
      <text:p text:style-name="P396"><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79">I would love a ride! I'm still hoping to leave 12ish. Maybe 12:15?</text:p>
      <text:p text:style-name="P380">Works for meee. Have you made a plan for eating?</text:p>
      <text:p text:style-name="P379">I was definitely having some anxiety about</text:p>
      <text:p text:style-name="P379">the half-formed plan with Melissa and Ryan.</text:p>
      <text:p text:style-name="P379">I have some leftovers that I was gonna eat.</text:p>
      <text:p text:style-name="P379">Maybe I shouldn't eat them after I got a</text:p>
      <text:p text:style-name="P379">tummyache yesterday.</text:p>
      <text:p text:style-name="P379">So I guess that answer is no! I don't have</text:p>
      <text:p text:style-name="P379">a plan</text:p>
      <text:p text:style-name="P379">Do you have an idea? I'm open to it!</text:p>
      <text:p text:style-name="P380">Haha I'm looking at the time and thinking Chipotle might be the least stressful</text:p>
      <text:p text:style-name="P380">And easy on the tum</text:p>
      <text:p text:style-name="P380">Or maybe like taco billy if you have time for that </text:p>
      <text:p text:style-name="P379">Yea! I can order some chipotle for both of</text:p>
      <text:p text:style-name="P379">us if that is of interest!</text:p>
      <text:p text:style-name="P400"><text:span text:style-name="T78"/></text:p>
      <text:p text:style-name="P400"><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0"><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0"><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0"><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0"><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0"><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0"><text:span text:style-name="T114"/></text:p>
      <text:p text:style-name="P299">. . .</text:p>
      <text:p text:style-name="P400"><text:span text:style-name="T114"/></text:p>
      <text:p text:style-name="P401"><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1"><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1"><text:span text:style-name="T116"/></text:p>
      <text:p text:style-name="P401"><text:span text:style-name="T116"/></text:p>
      <text:p text:style-name="P402"><text:span text:style-name="T77"/></text:p>
      <text:p text:style-name="P402"><text:soft-page-break/><text:span text:style-name="T77">V</text:span><text:span text:style-name="T64">III.VII</text:span></text:p>
      <text:p text:style-name="P404"><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4"><text:span text:style-name="T78"><text:s text:c="3"/>She was on train three of five. </text:span><text:span text:style-name="T118">I walked downstairs and made a coffee.</text:span></text:p>
      <text:p text:style-name="P404"><text:span text:style-name="T78"/></text:p>
      <text:p text:style-name="P381">We haven't stopped traveling since you dropped me on the curb </text:p>
      <text:p text:style-name="P381">How long has that been? </text:p>
      <text:p text:style-name="P404"><text:span text:style-name="T125"/></text:p>
      <text:p text:style-name="P382">That was about 20 hours ago. Did you get any sleep on the plane?</text:p>
      <text:p text:style-name="P381">Yes a little! </text:p>
      <text:p text:style-name="P404"><text:span text:style-name="T125"/></text:p>
      <text:p text:style-name="P382">What time is it there? Are you in the countryside yet?</text:p>
      <text:p text:style-name="P404"><text:span text:style-name="T125"/></text:p>
      <text:p text:style-name="P381">2:30pm and we're just getting into the countryside... I'll send you a photo if I can!</text:p>
      <text:p text:style-name="P404"><text:span text:style-name="T125"/></text:p>
      <text:p text:style-name="P382">Okay so like six hours difference. Instagram might be more reliable!</text:p>
      <text:p text:style-name="P403"><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3">Hi Ross!</text:p>
      <text:p text:style-name="P383">Sal + Theo + Myrtle are psyched for Ross time!</text:p>
      <text:p text:style-name="P405"><text:span text:style-name="T242"/></text:p>
      <text:p text:style-name="P405"><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55">terrified</text:span><text:span text:style-name="T242"> of that thing as it chases her around. We learned the hard way.</text:span></text:p>
      <text:p text:style-name="P405"><text:span text:style-name="T242"/></text:p>
      <text:p text:style-name="P383">There's some banana bread on the counter + a THC Seltz in the fridge for you. Please eat/drink whatever looks good. Have fun and Thank you 1 million times!!!</text:p>
      <text:p text:style-name="P405"><text:span text:style-name="T242"/></text:p>
      <text:p text:style-name="P383">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54">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0"><text:span text:style-name="T266"/></text:p>
      <text:p text:style-name="P178">VIII.XIII</text:p>
      <text:p text:style-name="P432"><text:span text:style-name="T270"/></text:p>
      <text:p text:style-name="P308">I woke when Hannah sent a reel of a goldendoodle looking like a cloud in a stream. I realized I had finally slept, ate some grapes, wrote, 8:54.</text:p>
      <text:p text:style-name="P433"><text:span text:style-name="T270"/></text:p>
      <text:p text:style-name="P309">. . .</text:p>
      <text:p text:style-name="P433"><text:span text:style-name="T270"/></text:p>
      <text:p text:style-name="P43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5"><text:soft-page-break/><text:span text:style-name="T271">V</text:span><text:span text:style-name="T270">III.XIV</text:span></text:p>
      <text:p text:style-name="P435"><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6"><text:span text:style-name="T269"/></text:p>
      <text:p text:style-name="P313">. . .</text:p>
      <text:p text:style-name="P436"><text:span text:style-name="T269"/></text:p>
      <text:p text:style-name="P437"><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7"><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7"><text:span text:style-name="T262"/></text:p>
      <text:p text:style-name="P384">One time we got to a place and, apart from the one couch upstairs, they opened a door to a basement, said, "There's plenty of room down here!” and it was just a bald soiled mattress in the dark.</text:p>
      <text:list text:style-name="L1">
        <text:list-header>
          <text:p text:style-name="P46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4"><text:s text:c="3"/>One time before that, we couldn't figure out which house was Jersey Bob's and he wouldn't answer his phone so we just slept in the van on his culdesac.</text:p>
      <text:p text:style-name="P384"><text:s text:c="3"/>Do you know John Verba? One time we flooded his sister's house in Florida while she was gone for a couple hours.</text:p>
      <text:p text:style-name="P384">You sent</text:p>
      <text:p text:style-name="P384"><text:s text:c="3"/>There were multiple occasions where eight of us shared a single hotel room, like when we broke down in Canada and had to get towed to the border and walk across in a snowstorm... and then everyone started passing around a violent stomach virus</text:p>
      <text:p text:style-name="P384">You sent</text:p>
      <text:p text:style-name="P438"><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4"><text:s text:c="3"/>One time we were on tour with them in Louisiana and the interstate got shut down while we were on a bridge. We just sat there all night long.</text:p>
      <text:p text:style-name="P438"><text:span text:style-name="T272"/></text:p>
      <text:p text:style-name="P179">VIII.XV</text:p>
      <text:p text:style-name="P439"><text:span text:style-name="T272"/></text:p>
      <text:p text:style-name="P439"><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9"><text:span text:style-name="T273"><text:s text:c="3"/>“A </text:span><text:span text:style-name="T330">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0"><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9"><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9"><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9"><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39"><text:span text:style-name="T276"/></text:p>
      <text:p text:style-name="P441"><text:span text:style-name="T336">V</text:span><text:span text:style-name="T335">III.XVI</text:span></text:p>
      <text:p text:style-name="P441"><text:span text:style-name="T272"/></text:p>
      <text:p text:style-name="P441"><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1"><text:span text:style-name="T278"/></text:p>
      <text:p text:style-name="P317">/ / /</text:p>
      <text:p text:style-name="P442"><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3"><text:span text:style-name="T272"/></text:p>
      <text:p text:style-name="P444"><text:soft-page-break/><text:span text:style-name="T272">. . .</text:span></text:p>
      <text:p text:style-name="P443"><text:span text:style-name="T272"/></text:p>
      <text:p text:style-name="P445"><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5"><text:span text:style-name="T272"/></text:p>
      <text:p text:style-name="P180">VIII.XVII</text:p>
      <text:p text:style-name="P445"><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5"><text:span text:style-name="T272"/></text:p>
      <text:p text:style-name="P319">I should take another T-shirt.</text:p>
      <text:p text:style-name="P445"><text:span text:style-name="T272"/></text:p>
      <text:p text:style-name="P320">. . .</text:p>
      <text:p text:style-name="P445"><text:span text:style-name="T272"/></text:p>
      <text:p text:style-name="P446"><text:span text:style-name="T272">I got picked up by Elisha, rode to the Cantingles, used the restroom, bought a 12 of hop water + a latte, waited outside. He came up behind me, said, “</text:span><text:span text:style-name="T32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6"><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3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6"><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6"><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6"><text:span text:style-name="T281"/></text:p>
      <text:p text:style-name="P181">VIII.XVIII</text:p>
      <text:p text:style-name="P447"><text:span text:style-name="T272"/></text:p>
      <text:p text:style-name="P448"><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8"><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48"><text:span text:style-name="T272"/></text:p>
      <text:p text:style-name="P182">VIII.XIX</text:p>
      <text:p text:style-name="P448"><text:span text:style-name="T335"/></text:p>
      <text:p text:style-name="P459"><text:span text:style-name="T335">Jason and I woke around the same time. We all drank coffee while Gary made breakfast burritos. We packed up camp while </text:span><text:span text:style-name="T338">he</text:span><text:span text:style-name="T335"> and Locke went to rent a pontoon. We loaded that up and it became apparent that I would be part of the rowing crew with Ben and Elisha since Locke’s car was full and Jason would only be going to Canton. </text:span></text:p>
      <text:p text:style-name="P459"><text:span text:style-name="T335"><text:s text:c="3"/>We rowed all the way there with only a short hangout/smoke near the rope swing. I navigated, which helped me feel like I </text:span><text:span text:style-name="T338">had</text:span><text:span text:style-name="T335"> contributed </text:span><text:span text:style-name="T334">something</text:span><text:span text:style-name="T335"> all weekend. We arrived at the dock, loaded Ben’s car. Elisha repacked his truck while Ben fastened the canoe to the roof. We said goodbye to Eli, started driving away.</text:span></text:p>
      <text:p text:style-name="P459"><text:span text:style-name="T335"><text:s text:c="3"/>I deleted a few first messages to Hannah. I didn’t want to seem </text:span><text:span text:style-name="T334">too</text:span><text:span text:style-name="T335"> eager to message her. I eventually said, “I'm alive and enriched! How's Germany??”</text:span></text:p>
      <text:p text:style-name="P459"><text:span text:style-name="T33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3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37">w/ a 20-ounce Coke</text:span><text:span text:style-name="T335">, took a bath. The water burned my legs. I started writing at the computer, ate some pizza and continued until 8:13.</text:span></text:p>
      <text:p text:style-name="P459"><text:span text:style-name="T335"/></text:p>
      <text:p text:style-name="P323">. . .</text:p>
      <text:p text:style-name="P459"><text:span text:style-name="T335"/></text:p>
      <text:p text:style-name="P460"><text:span text:style-name="T335">I slept til around 3AM, </text:span><text:span text:style-name="T338">then</text:span><text:span text:style-name="T335"> decided to shake out my sheets and remake my bed, which felt amazing. I soon had a message from Hannah. We chatted til about 5AM and I gave myself an electric shave + finished my Coca Cola.</text:span></text:p>
      <text:p text:style-name="P460"><text:span text:style-name="T335"/></text:p>
      <text:p text:style-name="P183">VIII.XX</text:p>
      <text:p text:style-name="P449"><text:span text:style-name="T272"/></text:p>
      <text:p text:style-name="P449"><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29">Thank You, Butt</text:span><text:span text:style-name="T272"> pants over my black leggings and then my Hypos shirt so that my sunburns were fully covered, grabbed both bags + hat &amp; shoes, went downstairs, made a coffee in my to-go cup, left the house.</text:span></text:p>
      <text:p text:style-name="P449"><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29">Non-Alcoholic</text:span><text:span text:style-name="T272">?</text:span><text:span text:style-name="T329">”</text:span></text:p>
      <text:p text:style-name="P449"><text:span text:style-name="T32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9"><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9"><text:span text:style-name="T291"/></text:p>
      <text:p text:style-name="P324">. . .</text:p>
      <text:p text:style-name="P449"><text:span text:style-name="T291"/></text:p>
      <text:p text:style-name="P450"><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0"><text:span text:style-name="T272"/></text:p>
      <text:p text:style-name="P184">VIII.XXI</text:p>
      <text:p text:style-name="P451"><text:span text:style-name="T272"/></text:p>
      <text:p text:style-name="P452"><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2"><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1"><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1"><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1"><text:span text:style-name="T302"/></text:p>
      <text:p text:style-name="P453"><text:span text:style-name="T339">V</text:span><text:span text:style-name="T335">III.XXII</text:span></text:p>
      <text:p text:style-name="P454"><text:span text:style-name="T272"/></text:p>
      <text:p text:style-name="P454"><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4"><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4"><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4"><text:span text:style-name="T308">. . .</text:span><text:span text:style-name="T309">I put on my shoes, walked up Brevard, noticing a message from Hannah along the way; she was nervous about her first </text:span><text:span text:style-name="T33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4"><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4"><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5"><text:soft-page-break/><text:span text:style-name="T340">V</text:span><text:span text:style-name="T335">III.XXIII</text:span></text:p>
      <text:p text:style-name="P456"><text:span text:style-name="T272"/></text:p>
      <text:p text:style-name="P456"><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6"><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2"><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462"><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6"><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33">bunch</text:span><text:span text:style-name="T319"> of AV, took a break, 7:52. . .</text:span><text:span text:style-name="T320">I took a bath, shaved, 8:14.</text:span></text:p>
      <text:p text:style-name="P456"><text:span text:style-name="T320">. . .</text:span><text:span text:style-name="T321">I did an MC bindings run, ported to Thunderbluff, then won a bunch of AV, 11:40.</text:span></text:p>
      <text:p text:style-name="P457"><text:soft-page-break/><text:span text:style-name="T341">V</text:span><text:span text:style-name="T335">III.XXIV</text:span></text:p>
      <text:p text:style-name="P457"><text:span text:style-name="T272"/></text:p>
      <text:p text:style-name="P457"><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463"><text:s text:c="3"/>Lo and behold, the sticker on the plate said the registration had lapsed in May. I looked in the glove compartment and couldn’t find any remotely up-to-date paperwork, so I went inside and texted him:</text:p>
      <text:p text:style-name="P46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463"><text:s text:c="3"/>I felt a lot better knowing I was going to not be taking so many risks for a $200 eight-hour day with almost four hours of driving, not to mention that I’ll get more PVP done and possibly make it into BWL.</text:p>
      <text:p text:style-name="P457"><text:span text:style-name="T323"/></text:p>
      <text:p text:style-name="P464">. . .</text:p>
      <text:p text:style-name="P457"><text:span text:style-name="T323"/></text:p>
      <text:p text:style-name="P458"><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58"><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58"><text:span text:style-name="T326"/></text:p>
      <text:p text:style-name="P467"><text:span text:style-name="T335">VIII.XXV</text:span></text:p>
      <text:p text:style-name="P467"><text:span text:style-name="T272"/></text:p>
      <text:p text:style-name="P466"><text:span text:style-name="T272">I had had very realistic dreams, memorably, the feeling of stepping on a pebble. I woke, played Wordle (SKATE in four,) ate a plum, flossed, decided on the rhino grey, tried to flatten it out, made a cup of coffee, did cuts, poked holes, wrote, 9:34.</text:span></text:p>
      <text:p text:style-name="P466"><text:span text:style-name="T272">. . .</text:span><text:span text:style-name="T327">I printed a label, ran the elastic, crafted #31 at 9:44. . .</text:span><text:span text:style-name="T328">I went downstairs, took a photo, posted, made another coffee, wrote, 10:0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5T10:01:06.043689624</dc:date>
    <meta:editing-duration>P36DT13H40M21S</meta:editing-duration>
    <meta:editing-cycles>536</meta:editing-cycles>
    <meta:generator>LibreOffice/24.2.5.2$MacOSX_X86_64 LibreOffice_project/bffef4ea93e59bebbeaf7f431bb02b1a39ee8a59</meta:generator>
    <meta:print-date>2024-08-24T08:11:00.399357973</meta:print-date>
    <meta:document-statistic meta:table-count="0" meta:image-count="0" meta:object-count="0" meta:page-count="127" meta:paragraph-count="1048" meta:word-count="38909" meta:character-count="204397" meta:non-whitespace-character-count="165051"/>
  </office:meta>
</office:document-meta>
</file>